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/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pstone Project Required Revisions</text:p>
      <text:p text:style-name="Standard"/>
      <text:p text:style-name="P1">TX System</text:p>
      <text:p text:style-name="Standard"/>
      <text:list xml:id="list4018923721239012984" text:style-name="L1">
        <text:list-item>
          <text:p text:style-name="P3">Implement a fixed packet length for the RF system. <text:s/>Modify TX_SYSTEM to only transmit when a specified minimum number of bytes are in the FIFO. <text:s/>Modify FIFO to output number of bytes. <text:s/>Modify TX_SYSTEM to read number of bytes in FIFO and TX when over the minimum required. <text:s/>Recommend a power of 2 where message and CRC fall on 32-bit word boundaries. <text:s/>See item 9 of this list.</text:p>
        </text:list-item>
        <text:list-item>
          <text:p text:style-name="P3">Remove delay elements. <text:s/>They are only there to remove the algebraic loop error Simulink sees between the FIFO model and the TX_SYSTEM when there is no delay element between them. Adding one had a cascading effect that resulted in many others added.</text:p>
        </text:list-item>
        <text:list-item>
          <text:p text:style-name="P3">Go through HDL Coder output warnings and make corrections. <text:s/>Effects of these warnings on HDL code and subsequent warnings in ISE is unknown.</text:p>
        </text:list-item>
        <text:list-item>
          <text:p text:style-name="P3">Replace boolean signals with single bit fixed point. <text:s/>This removes a number of warnings that appear in ModelSim/Questa due to boolean type conversion conflicts in the way HDL Coder generates vhdl that result in numeric_std warnings.</text:p>
        </text:list-item>
        <text:list-item>
          <text:p text:style-name="P3">Change counter bit widths to the minimum number of bits required to count to the target count value. <text:s/>The counter bit widths are currently excessive and the resulting HDL generates a number of warnings in Xilinx ISE.</text:p>
        </text:list-item>
        <text:list-item>
          <text:p text:style-name="P3">Change all counters internal structure to match that of Header_Symbol_Counter with the delay on the output and the feedback from the delay. <text:s/>This prevents the output from indexing one count past the intended output which is a possibility in the HDL generated when the counter's delay element is before the switch.</text:p>
        </text:list-item>
        <text:list-item>
          <text:p text:style-name="P3">Optional – Add enables to all counters and remove subsystem enables. <text:s text:c="2"/>This would be more representative of hand coded HDL.</text:p>
        </text:list-item>
        <text:list-item>
          <text:p text:style-name="P3">DONE (May 26, 2012 -QPSK_system_v3g) - Replace hand drawn QPSK_SRRC filter with a Simulink model that codes efficiently in HDL (<text:span text:style-name="T1">transposed</text:span> direct form FIR filter). <text:s/>The hand drawn filter generates approximately 400 warnings on its own.</text:p>
        </text:list-item>
        <text:list-item>
          <text:p text:style-name="P3">Replace byte wide TX data FIFO with a 32-bit wide FIFO. <text:s/>Modify TX_SYSTEM to accept 32-bit input words and supply a byte at a time into TX RF logic.</text:p>
        </text:list-item>
      </text:list>
      <text:p text:style-name="Standard"/>
      <text:p text:style-name="P1">RX System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6T16:50:35.11</meta:creation-date>
    <dc:date>2013-05-27T12:35:12.47</dc:date>
    <meta:editing-duration>PT21M48S</meta:editing-duration>
    <meta:editing-cycles>7</meta:editing-cycles>
    <meta:generator>OpenOffice.org/3.4.1$Win32 OpenOffice.org_project/341m1$Build-9593</meta:generator>
    <meta:document-statistic meta:table-count="0" meta:image-count="0" meta:object-count="0" meta:page-count="1" meta:paragraph-count="12" meta:word-count="359" meta:character-count="2102"/>
  </office:meta>
</office:document-meta>
</file>